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826" officeooo:paragraph-rsid="00160826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8978b" style:font-size-asian="9pt" style:font-weight-asian="bold" style:font-name-complex="Arial-BoldMT1" style:font-size-complex="9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normal" officeooo:rsid="0018978b" officeooo:paragraph-rsid="0018978b" style:font-size-asian="9pt" style:font-weight-asian="normal" style:font-name-complex="Arial-BoldMT1" style:font-size-complex="9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ArialMT" fo:font-size="9pt" officeooo:paragraph-rsid="0018978b" style:font-size-asian="9pt" style:font-name-complex="ArialMT1" style:font-size-complex="9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160826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rsid="001d9706" officeooo:paragraph-rsid="001d9706"/>
    </style:style>
    <style:style style:name="P7" style:family="paragraph" style:parent-style-name="Standard" style:list-style-name="L1">
      <style:paragraph-properties fo:margin-top="0cm" fo:margin-bottom="0cm" style:contextual-spacing="false" fo:line-height="100%"/>
      <style:text-properties officeooo:rsid="001d4704" officeooo:paragraph-rsid="001d9706"/>
    </style:style>
    <style:style style:name="P8" style:family="paragraph" style:parent-style-name="Standard" style:list-style-name="L1">
      <style:paragraph-properties fo:margin-top="0cm" fo:margin-bottom="0cm" style:contextual-spacing="false" fo:line-height="100%"/>
      <style:text-properties officeooo:paragraph-rsid="001d9706"/>
    </style:style>
    <style:style style:name="P9" style:family="paragraph" style:parent-style-name="Standard" style:list-style-name="L1">
      <style:paragraph-properties fo:margin-top="0cm" fo:margin-bottom="0cm" style:contextual-spacing="false" fo:line-height="100%"/>
      <style:text-properties officeooo:rsid="001d9706" officeooo:paragraph-rsid="001d9706"/>
    </style:style>
    <style:style style:name="P10" style:family="paragraph" style:parent-style-name="Standard" style:list-style-name="L1">
      <style:paragraph-properties fo:margin-top="0cm" fo:margin-bottom="0cm" style:contextual-spacing="false" fo:line-height="100%"/>
      <style:text-properties officeooo:rsid="001d9706" officeooo:paragraph-rsid="001e2382"/>
    </style:style>
    <style:style style:name="P11" style:family="paragraph" style:parent-style-name="Standard" style:list-style-name="L1">
      <style:paragraph-properties fo:margin-top="0cm" fo:margin-bottom="0cm" style:contextual-spacing="false" fo:line-height="100%"/>
      <style:text-properties officeooo:rsid="001d9706" officeooo:paragraph-rsid="002295fb"/>
    </style:style>
    <style:style style:name="P12" style:family="paragraph" style:parent-style-name="Standard" style:list-style-name="L1">
      <style:paragraph-properties fo:margin-top="0cm" fo:margin-bottom="0cm" style:contextual-spacing="false" fo:line-height="100%"/>
      <style:text-properties officeooo:rsid="001d9706" officeooo:paragraph-rsid="0027ce2d"/>
    </style:style>
    <style:style style:name="P13" style:family="paragraph" style:parent-style-name="Standard" style:list-style-name="L1">
      <style:paragraph-properties fo:margin-top="0cm" fo:margin-bottom="0cm" style:contextual-spacing="false" fo:line-height="100%"/>
      <style:text-properties officeooo:rsid="002295fb" officeooo:paragraph-rsid="002295fb"/>
    </style:style>
    <style:style style:name="P14" style:family="paragraph" style:parent-style-name="Standard" style:list-style-name="L1">
      <style:paragraph-properties fo:margin-top="0cm" fo:margin-bottom="0cm" style:contextual-spacing="false" fo:line-height="100%"/>
      <style:text-properties officeooo:rsid="002295fb" officeooo:paragraph-rsid="0023ec50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officeooo:rsid="002295fb" officeooo:paragraph-rsid="002295fb"/>
    </style:style>
    <style:style style:name="P16" style:family="paragraph" style:parent-style-name="Standard" style:list-style-name="L1">
      <style:paragraph-properties fo:margin-top="0cm" fo:margin-bottom="0cm" style:contextual-spacing="false" fo:line-height="100%"/>
      <style:text-properties officeooo:rsid="0023ec50" officeooo:paragraph-rsid="0023ec50"/>
    </style:style>
    <style:style style:name="P17" style:family="paragraph" style:parent-style-name="Standard" style:list-style-name="L1">
      <style:paragraph-properties fo:margin-top="0cm" fo:margin-bottom="0cm" style:contextual-spacing="false" fo:line-height="100%"/>
      <style:text-properties officeooo:rsid="0025e4aa" officeooo:paragraph-rsid="0025e4aa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officeooo:rsid="0025e4aa" officeooo:paragraph-rsid="0025e4aa"/>
    </style:style>
    <style:style style:name="P19" style:family="paragraph" style:parent-style-name="Standard" style:list-style-name="L1">
      <style:paragraph-properties fo:margin-top="0cm" fo:margin-bottom="0cm" style:contextual-spacing="false" fo:line-height="100%"/>
      <style:text-properties officeooo:rsid="0027ce2d" officeooo:paragraph-rsid="0027ce2d"/>
    </style:style>
    <style:style style:name="P20" style:family="paragraph" style:parent-style-name="Standard" style:list-style-name="L1">
      <style:paragraph-properties fo:margin-top="0cm" fo:margin-bottom="0cm" style:contextual-spacing="false" fo:line-height="100%"/>
      <style:text-properties style:text-underline-style="none" officeooo:rsid="002893c1" officeooo:paragraph-rsid="002893c1"/>
    </style:style>
    <style:style style:name="P21" style:family="paragraph" style:parent-style-name="Standard" style:list-style-name="L1">
      <style:paragraph-properties fo:margin-top="0cm" fo:margin-bottom="0cm" style:contextual-spacing="false" fo:line-height="100%"/>
      <style:text-properties style:text-underline-style="none" officeooo:rsid="002893c1" officeooo:paragraph-rsid="0028dc87"/>
    </style:style>
    <style:style style:name="P22" style:family="paragraph" style:parent-style-name="Standard" style:list-style-name="L1">
      <style:paragraph-properties fo:margin-top="0cm" fo:margin-bottom="0cm" style:contextual-spacing="false" fo:line-height="100%"/>
      <style:text-properties style:text-underline-style="none" officeooo:rsid="002893c1" officeooo:paragraph-rsid="002abde4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text-underline-style="none" officeooo:rsid="002893c1" officeooo:paragraph-rsid="002893c1"/>
    </style:style>
    <style:style style:name="P24" style:family="paragraph" style:parent-style-name="Standard" style:list-style-name="L1">
      <style:paragraph-properties fo:margin-top="0cm" fo:margin-bottom="0cm" style:contextual-spacing="false" fo:line-height="100%"/>
      <style:text-properties style:text-underline-style="none" officeooo:rsid="001d9706" officeooo:paragraph-rsid="002893c1"/>
    </style:style>
    <style:style style:name="P25" style:family="paragraph" style:parent-style-name="Standard" style:list-style-name="L1">
      <style:paragraph-properties fo:margin-top="0cm" fo:margin-bottom="0cm" style:contextual-spacing="false" fo:line-height="100%"/>
      <style:text-properties style:text-underline-style="none" officeooo:rsid="001d9706" officeooo:paragraph-rsid="002abde4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text-underline-style="none" officeooo:rsid="001d9706" officeooo:paragraph-rsid="0028dc87"/>
    </style:style>
    <style:style style:name="T1" style:family="text">
      <style:text-properties officeooo:rsid="00160826"/>
    </style:style>
    <style:style style:name="T2" style:family="text">
      <style:text-properties officeooo:rsid="001d4704"/>
    </style:style>
    <style:style style:name="T3" style:family="text">
      <style:text-properties officeooo:rsid="001e2382"/>
    </style:style>
    <style:style style:name="T4" style:family="text">
      <style:text-properties officeooo:rsid="0023ec50"/>
    </style:style>
    <style:style style:name="T5" style:family="text">
      <style:text-properties officeooo:rsid="0025e4aa"/>
    </style:style>
    <style:style style:name="T6" style:family="text">
      <style:text-properties style:font-name="ArialMT" fo:font-size="9pt" fo:font-weight="bold" style:font-size-asian="9pt" style:font-weight-asian="bold" style:font-name-complex="ArialMT1" style:font-size-complex="9pt" style:font-weight-complex="bold"/>
    </style:style>
    <style:style style:name="T7" style:family="text">
      <style:text-properties officeooo:rsid="0027ce2d"/>
    </style:style>
    <style:style style:name="T8" style:family="text">
      <style:text-properties officeooo:rsid="002893c1"/>
    </style:style>
    <style:style style:name="T9" style:family="text">
      <style:text-properties officeooo:rsid="0028dc87"/>
    </style:style>
    <style:style style:name="T10" style:family="text">
      <style:text-properties officeooo:rsid="002abd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1">Lección 2</text:span></text:p>
      <text:p text:style-name="Standard"><text:tab/></text:p>
      <text:p text:style-name="P1">Nombre:</text:p>
      <text:p text:style-name="P1">Paralelo:</text:p>
      <text:p text:style-name="P1">Fecha: </text:p>
      <text:p text:style-name="P1"/>
      <text:p text:style-name="P6">Solo puede escoger 2 opciones como verdaderas.</text:p>
      <text:p text:style-name="P5"/>
      <text:list xml:id="list7114964153319800092" text:style-name="L1">
        <text:list-item>
          <text:p text:style-name="P7">¿Escoja los puntos correctos al momento de elegir un antivirus?</text:p>
          <text:p text:style-name="P8"/>
          <text:list>
            <text:list-item>
              <text:p text:style-name="P7">( <text:s/>) <text:s/>Actualizar firmas al menos una vez por semana.</text:p>
            </text:list-item>
            <text:list-item>
              <text:p text:style-name="P9">( <text:s/>) <text:s/>Permite almacenar datos.</text:p>
            </text:list-item>
            <text:list-item>
              <text:p text:style-name="P9">( <text:s/>) <text:s/>Se debe poder adaptar a las necesidades de los diferentes usuarios.</text:p>
            </text:list-item>
            <text:list-item>
              <text:p text:style-name="P9">( <text:s/>) <text:s/>No debe permitir la creación de discos de emergencia o de rescate.</text:p>
            </text:list-item>
            <text:list-item>
              <text:p text:style-name="P9">( <text:s/>) <text:s/>Que bloquee paginas con contenido inadecuado.</text:p>
            </text:list-item>
          </text:list>
        </text:list-item>
      </text:list>
      <text:p text:style-name="P5"><text:tab/></text:p>
      <text:p text:style-name="P5"/>
      <text:list xml:id="list43707533152931" text:continue-numbering="true" text:style-name="L1">
        <text:list-item>
          <text:p text:style-name="P9"><text:span text:style-name="T2">¿</text:span>Escoja los tipos de antivirus?</text:p>
        </text:list-item>
      </text:list>
      <text:p text:style-name="P15"/>
      <text:list xml:id="list43707905260292" text:continue-numbering="true" text:style-name="L1">
        <text:list-item>
          <text:list>
            <text:list-item>
              <text:p text:style-name="P7">( <text:s/>) <text:s/>Decodificadores</text:p>
            </text:list-item>
            <text:list-item>
              <text:p text:style-name="P9">( <text:s/>) <text:s/>Inflactores</text:p>
            </text:list-item>
            <text:list-item>
              <text:p text:style-name="P9">( <text:s/>) <text:s/>Preventores.</text:p>
            </text:list-item>
            <text:list-item>
              <text:p text:style-name="P9">( <text:s/>) <text:s/>Identificadores.</text:p>
            </text:list-item>
            <text:list-item>
              <text:p text:style-name="P9">( <text:s/>) <text:s/>Protectores.</text:p>
              <text:p text:style-name="P9"/>
            </text:list-item>
          </text:list>
        </text:list-item>
        <text:list-item>
          <text:p text:style-name="P9"><text:span text:style-name="T2">¿</text:span>Escoja los beneficios de un cortafuegos?</text:p>
          <text:p text:style-name="P9"/>
          <text:list>
            <text:list-item>
              <text:p text:style-name="P9">( <text:s/>) <text:s/>Maneja el acceso entre 2 redes, y evita los ataques desde el exterior.</text:p>
            </text:list-item>
            <text:list-item>
              <text:p text:style-name="P9">( <text:s/>) <text:s/>Prevenir la entrada de virus al sistema.</text:p>
            </text:list-item>
            <text:list-item>
              <text:p text:style-name="P9">( <text:s/>) <text:s/>Llevar <text:span text:style-name="T3">estadísticas</text:span> del ancho de banda por el trafico de red.</text:p>
            </text:list-item>
            <text:list-item>
              <text:p text:style-name="P9">( <text:s/>) <text:s/>No son sistemas inteligentes.</text:p>
            </text:list-item>
            <text:list-item>
              <text:p text:style-name="P9">( <text:s/>) <text:s/>No protege de la gente que esta dentro de la red interna.</text:p>
              <text:p text:style-name="P9"/>
            </text:list-item>
          </text:list>
        </text:list-item>
        <text:list-item>
          <text:p text:style-name="P10"><text:span text:style-name="T2">¿</text:span>Escoja los <text:span text:style-name="T3">elementos de una política de seguridad</text:span>?</text:p>
          <text:p text:style-name="P10"/>
          <text:list>
            <text:list-item>
              <text:p text:style-name="P13">( <text:s/>) <text:s/>Mantener el equipo en buen estado. </text:p>
            </text:list-item>
            <text:list-item>
              <text:p text:style-name="P13">( <text:s/>) <text:s/>Responsabilidad por cada uno de los servicios aplicados a la organización.</text:p>
            </text:list-item>
            <text:list-item>
              <text:p text:style-name="P13">( <text:s/>) <text:s/>La empresa que lo promueve debe contar con un equipo de soporte técnico.</text:p>
            </text:list-item>
            <text:list-item>
              <text:p text:style-name="P13">( <text:s/>) <text:s/>Debe contar con distintos métodos de verficacion de códigos.</text:p>
            </text:list-item>
            <text:list-item>
              <text:p text:style-name="P13">( <text:s/>) <text:s/><text:span text:style-name="T4">Definición</text:span> de sanciones de no cumplimiento.</text:p>
              <text:p text:style-name="P13"/>
            </text:list-item>
          </text:list>
        </text:list-item>
        <text:list-item>
          <text:p text:style-name="P11"><text:span text:style-name="T2">¿</text:span>Escoja los <text:span text:style-name="T4">parámetros de una política de seguridad</text:span>?</text:p>
        </text:list-item>
      </text:list>
      <text:p text:style-name="P15"/>
      <text:p text:style-name="P15"/>
      <text:list xml:id="list43706403397367" text:continue-numbering="true" text:style-name="L1">
        <text:list-item>
          <text:list>
            <text:list-item>
              <text:p text:style-name="P14">( <text:s/>) <text:s/><text:span text:style-name="T4">Reunirse con los departamentos, dueños de los recursos para establecer alcance y definir las violaciones a las políticas.</text:span></text:p>
            </text:list-item>
            <text:list-item>
              <text:p text:style-name="P16">( <text:s/>) <text:s/>Debe permitir la <text:span text:style-name="T5">creación</text:span> de discos de emergencia.</text:p>
            </text:list-item>
            <text:list-item>
              <text:p text:style-name="P17">( <text:s/>) <text:s text:c="2"/>Debe tener la posibilidad de chequear el arranque y los posibles cambios en el registro de aplicaciones.</text:p>
            </text:list-item>
            <text:list-item>
              <text:p text:style-name="P17">( <text:s/>) <text:s/>Debe actuar sobre la capa de aplicacion.</text:p>
            </text:list-item>
            <text:list-item>
              <text:p text:style-name="P17">( <text:s/>) <text:s/>Identificar quien tiene la autoridad para tomar decisiones en cada departamento.</text:p>
            </text:list-item>
          </text:list>
        </text:list-item>
      </text:list>
      <text:p text:style-name="P18"/>
      <text:p text:style-name="P18"><text:soft-page-break/></text:p>
      <text:list xml:id="list43707659237369" text:continue-numbering="true" text:style-name="L1">
        <text:list-item>
          <text:p text:style-name="P12"><text:span text:style-name="T2">¿</text:span>Escoja <text:span text:style-name="T7">características de los virus</text:span>?</text:p>
          <text:p text:style-name="P12"/>
          <text:list>
            <text:list-item>
              <text:p text:style-name="P19">( <text:s/>) <text:s/>Son preventores.</text:p>
            </text:list-item>
            <text:list-item>
              <text:p text:style-name="P19">( <text:s/>) <text:s/>Descontaminar sistemas.</text:p>
            </text:list-item>
            <text:list-item>
              <text:p text:style-name="P19">( <text:s/>) <text:s/>Busca programas ejecutables</text:p>
            </text:list-item>
            <text:list-item>
              <text:p text:style-name="P19">( <text:s/>) <text:s/>Autoencriptarse</text:p>
            </text:list-item>
            <text:list-item>
              <text:p text:style-name="P19">( <text:s/>) <text:s/>Identifican programas malignos.</text:p>
              <text:p text:style-name="P19"/>
            </text:list-item>
          </text:list>
        </text:list-item>
        <text:list-item>
          <text:p text:style-name="P12"><text:span text:style-name="T2">¿</text:span>Escoja <text:span text:style-name="T7">los tipos de virus</text:span>?</text:p>
          <text:p text:style-name="P12"/>
          <text:list>
            <text:list-item>
              <text:p text:style-name="P19">( <text:s/>) <text:s/>Lombriz.</text:p>
            </text:list-item>
            <text:list-item>
              <text:p text:style-name="P19">( <text:s/>) <text:s/>Espartano.</text:p>
            </text:list-item>
            <text:list-item>
              <text:p text:style-name="P19">( <text:s/>) <text:s/>Bombas <text:span text:style-name="T10">Lógicas.</text:span></text:p>
            </text:list-item>
            <text:list-item>
              <text:p text:style-name="P19">( <text:s/>) <text:s/>Residentes.</text:p>
            </text:list-item>
            <text:list-item>
              <text:p text:style-name="P19">( <text:s/>) <text:s/>Descontaminadores.</text:p>
              <text:p text:style-name="P19"/>
            </text:list-item>
          </text:list>
        </text:list-item>
        <text:list-item>
          <text:p text:style-name="P12"><text:span text:style-name="T2">¿</text:span>Escoja <text:span text:style-name="T8">alguna de las tareas de panel de control</text:span>?<text:tab/></text:p>
          <text:list>
            <text:list-item>
              <text:p text:style-name="P20">( <text:s/>) <text:s/>Grabar Disco.</text:p>
            </text:list-item>
            <text:list-item>
              <text:p text:style-name="P20">( <text:s/>) <text:s/>Opciones de Internet.</text:p>
            </text:list-item>
            <text:list-item>
              <text:p text:style-name="P20">( <text:s/>) <text:s/>Parlantes</text:p>
            </text:list-item>
            <text:list-item>
              <text:p text:style-name="P20">( <text:s/>) <text:s/>Fuentes.</text:p>
            </text:list-item>
            <text:list-item>
              <text:p text:style-name="P20">( <text:s/>) <text:s/>Agregar Antivirus.</text:p>
            </text:list-item>
          </text:list>
        </text:list-item>
      </text:list>
      <text:p text:style-name="P23"/>
      <text:p text:style-name="P23"/>
      <text:p text:style-name="P26">Solo <text:span text:style-name="T9">una opción es verdadera</text:span>.</text:p>
      <text:p text:style-name="P23"/>
      <text:list xml:id="list43706902937230" text:continue-numbering="true" text:style-name="L1">
        <text:list-item>
          <text:p text:style-name="P24"><text:span text:style-name="T2">¿Cual de las siguientes teclas de acceso rápido, minimiza todas las ventanas</text:span>?</text:p>
        </text:list-item>
      </text:list>
      <text:p text:style-name="P18"/>
      <text:list xml:id="list43706898653548" text:continue-numbering="true" text:style-name="L1">
        <text:list-item>
          <text:list>
            <text:list-item>
              <text:p text:style-name="P21">( <text:s/>) <text:s/><text:span text:style-name="T9">Alt + F6</text:span></text:p>
            </text:list-item>
            <text:list-item>
              <text:p text:style-name="P21">( <text:s/>) <text:s/><text:span text:style-name="T9">Ctrl + F6</text:span></text:p>
            </text:list-item>
            <text:list-item>
              <text:p text:style-name="P21">( <text:s/>) <text:s/><text:span text:style-name="T9">Win + M</text:span></text:p>
            </text:list-item>
            <text:list-item>
              <text:p text:style-name="P21">( <text:s/>) <text:s/><text:span text:style-name="T9">Win + L</text:span></text:p>
            </text:list-item>
            <text:list-item>
              <text:p text:style-name="P21">( <text:s/>) <text:s/><text:span text:style-name="T9">Win + R</text:span>.</text:p>
              <text:p text:style-name="P21"/>
            </text:list-item>
          </text:list>
        </text:list-item>
        <text:list-item>
          <text:p text:style-name="P25"><text:span text:style-name="T2">¿Cual de las siguientes teclas de acceso rápido, bloquea el escritorio</text:span>?</text:p>
          <text:p text:style-name="P25"/>
          <text:list>
            <text:list-item>
              <text:p text:style-name="P22">( <text:s/>) <text:s/><text:span text:style-name="T10">Ctrl + Tab</text:span></text:p>
            </text:list-item>
            <text:list-item>
              <text:p text:style-name="P22">( <text:s/>) <text:s/><text:span text:style-name="T10">Ctrl + K</text:span></text:p>
            </text:list-item>
            <text:list-item>
              <text:p text:style-name="P22">( <text:s/>) <text:s/><text:span text:style-name="T9">Win + M</text:span></text:p>
            </text:list-item>
            <text:list-item>
              <text:p text:style-name="P22">( <text:s/>) <text:s/><text:span text:style-name="T9">Win + L</text:span></text:p>
            </text:list-item>
            <text:list-item>
              <text:p text:style-name="P22">( <text:s/>) <text:s/><text:span text:style-name="T9">Win + R</text:span>.</text:p>
            </text:list-item>
          </text:list>
        </text:list-item>
      </text:list>
      <text:p text:style-name="P18"/>
      <text:p text:style-name="P18"><text:span text:style-name="T6"/></text:p>
      <text:p text:style-name="P3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9:37:14.254188940</meta:creation-date>
    <dc:date>2015-06-15T04:37:06.134769585</dc:date>
    <meta:editing-duration>PT9M1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2" meta:paragraph-count="68" meta:word-count="510" meta:character-count="2609" meta:non-whitespace-character-count="2113"/>
  </office:meta>
</office:document-meta>
</file>